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1.24   |   <text:a xlink:type="simple" xlink:href="http://palinfo.habago.org/Entry?Command=Information_PrintForum#FORUM40404"><text:span text:style-name="T1">#</text:span></text:a></text:p>
      <text:p text:style-name="P2">寵物殺戮戰場！　動保會：政府是虐犬元凶</text:p>
      <text:p text:style-name="P2">2003/11/04</text:p>
      <text:p text:style-name="P2">原載：東森新聞報</text:p>
      <text:p text:style-name="P2"/>
      <text:p text:style-name="P2">動物保護協會理事長沈蓉震（左）帶著一隻被流浪漢打傷眼睛、前雙腿的狗狗（小花），在立委蘇盈桂陪同下召開記者會，希望政府妥善解決，流浪狗的收容問題，並公佈動物保護法執行五年調查實錄。（記者邱榮吉台北拍攝）</text:p>
      <text:p text:style-name="P2"/>
      <text:p text:style-name="P2">記者林熙祐／台北報導</text:p>
      <text:p text:style-name="P2"/>
      <text:p text:style-name="P2">台灣的流浪狗都遭到什麼樣的對待？動物保護法早在民國87年就已經通過，但是中華民國動物保護協會實地調查發現，動物保護法通過將近5年，流浪狗的待遇毫無改變，近5年來還是有112件流浪動物被虐殺案例，其中由政府單位虐殺佔43件，軍方3件、民眾虐殺65件。動物保護協會控訴，政府是虐犬的最大元兇！其中台北市是殺狗第一名的城市，並建議將農委會改名為「殺狗委員會」。</text:p>
      <text:p text:style-name="P2"/>
      <text:p text:style-name="P2">中華民國動物保護協會理事長沈蓉震表示，112個流浪動物被虐殺的案例，只是冰山一角，流浪狗即便有一套「動物保護法」保護，必須以人道的巴比妥麻醉藥品安樂死免於痛苦，卻依然淪落到被以毒藥毒死，口吐白沫、全身抽筋而死的命運。另外還包括虐待、砍傷致死、被捕獸器夾傷致死、被偷賣給香肉店、被捕犬隊或收容犬殺害等。</text:p>
      <text:p text:style-name="P2"/>
      <text:p text:style-name="P2">其中民眾所為佔65件最多，保護動物協會5年來不斷向農委會等相關單位檢舉，卻都不了了之，甚至其中43件還是公家收容所所為。動物保護協會進一步分析這些虐狗案例，台北縣11個公立收容所有6件、其中中和市最嚴重5件、林口鄉公立收容所1件、民眾虐殺狗事件3件；台北市動物衛生檢驗所5件、民眾2件；台中縣清泉崗1件、潭子鄉1件；台南縣立收容所1件、民眾虐待狗1件；農委會畜牧處2件；其餘宜蘭縣、桃園縣、屏東縣市、高雄市、雲林縣、新竹縣、苗栗縣各1件。</text:p>
      <text:p text:style-name="P2"/>
      <text:p text:style-name="P2">根據動物保護協會調查結果，因為虐殺動物而被懲處或處罰的案件不到12%，也就是農委會跟各地動物防治所，在動物保護法通過後，還是未能完全執法，理事長沈蓉震說：「政府動物保護機關反而成為『處決』流浪動物的單位，他們會關心被捕殺的動物嗎？」</text:p>
      <text:p text:style-name="P2"/>
      <text:p text:style-name="P2">許多民眾對於捕狗隊圍捕流浪狗的手法覺得相當不人道，迭向台北市環保局反映，沈蓉震表示，環保局每次都說要改進，但是還是一再發生，台北市環保局為什麼一直縱容捕狗隊犯錯沒有做過具體的懲處？因此指控台北市是台灣殺狗第一名的城市，還封馬英九為「殺狗市長」。</text:p>
      <text:p text:style-name="P2"/>
      <text:p text:style-name="P2">保護動物協會理事長沈蓉震今天和立委蘇盈貴共同召開記者會，指控公部門對流浪動物的消極不作為，有法保護卻執法不積極，捕狗人員殺一隻狗跟殺一萬隻狗的處罰都一樣，難怪無法終結流浪狗被荼毒的苦難，主管機關農委會又坐視不管，乾脆改名叫「殺狗委員會」！</text:p>
      <text:p text:style-name="P2"/>
      <text:p text:style-name="P2">流浪狗變香肉，台灣成寵物殺戮戰場。(圖／流浪狗之家) </text:p>
      <text:p text:style-name="P2">流浪狗變香肉，台灣成寵物殺戮戰場。(圖／動物保護協會理事長沈蓉震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